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paragraph-properties fo:margin-bottom="0.1667in"/>
      <style:text-properties style:font-name="Heiti TC Light" fo:font-size="12.0pt" fo:background-color="#e0e0e0"/>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8"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蘇秀慧   |  2020.05.22 13:28   |   <text:a xlink:type="simple" xlink:href="http://palinfo.habago.org/Entry?Command=Information_PrintForum&amp;#FORUM39246"><text:span text:style-name="T1">#</text:span></text:a></text:p>
      <text:p text:style-name="P3">看完豐遠介紹的喬良將軍談互聯網與權利讓渡的觀點，想起了過去在對岸生活的經歷。 <text:line-break/><text:line-break/>剛到上海時，我的同事告訴我，要小心錢包，因為財不露白，我長得一臉就是外地來的「呆胞」樣，特別容易成為小偷目標。所以，我們在當地生活，「背包不側背、背包只前背」搭地鐵公交，是生活的常識。 <text:line-break/><text:line-break/>但同事對我會不會遇到光天化日下搶錢、晚上稍晚些走在有路燈但比較不熱鬧的地方，會不會有危險性，卻比較不擔心，原因是他們告訴我，若是走在路上真發生什麼搶案、危險，嫌犯不用1天通常就落網了，「因為路上攝像頭（攝影機）很多，除非是燒腦子了才會去做這種事！」同事回答我。 <text:line-break/><text:line-break/>我覺得個人隱私被侵犯了嗎？或許是，雖然我不覺得我有重要到對岸政府要用公權力「監視」我的一舉一動，但我卻願意用我的部分隱私去交換我的「人身安全」，以公共安全的角度，或許個人隱私權的喪失，反而更大化了部分的社會利益。 <text:line-break/><text:line-break/>另外，喬良將軍指出為何美國不缺原料、不缺網路、不缺人才，就是建不了一個對「大多數公眾都有公益價值」的高鐵，我亦心有戚戚焉，因為常常是部分人的私人利益，巧妙的利用了政治制度後，凌駕了公共利益。所以，對岸許多的公共建設能夠順利「出台」，有其政治與社會制度的背景。</text:p>
      <text:p text:style-name="P2">阿水   |  2020.05.22 13:07   |   <text:a xlink:type="simple" xlink:href="http://palinfo.habago.org/Entry?Command=Information_PrintForum&amp;#FORUM39245"><text:span text:style-name="T1">#</text:span></text:a></text:p>
      <text:p text:style-name="P4"><text:span text:style-name="T2">對不起，上一篇忘了給「工具」的連結，請大家多多利用： <text:line-break/><text:line-break/></text:span><text:a xlink:type="simple" xlink:href="https://law.judicial.gov.tw/FJUD/default_AD.aspx"><text:span text:style-name="T3">https://law.judicial.gov.tw/FJUD/default_AD.aspx</text:span></text:a></text:p>
      <text:p text:style-name="P2">穎芝   |  2020.05.22 12:25   |   <text:a xlink:type="simple" xlink:href="http://palinfo.habago.org/Entry?Command=Information_PrintForum&amp;#FORUM39244"><text:span text:style-name="T1">#</text:span></text:a></text:p>
      <text:p text:style-name="P5">疫情中心利用新法條，這陣子又不知道恫嚇了多少人民噤聲？ <text:line-break/><text:line-break/>只要人民提出質疑，就立即遭刑事局恐嚇，必須馬上到地檢署報到，接受檢察官檢訊⋯ <text:line-break/><text:line-break/>人渣黨的卑鄙、下流、無恥透頂，已經無法用普通文字來形容了⋯ <text:line-break/><text:line-break/><text:a xlink:type="simple" xlink:href="https://youtu.be/wJJMveLx8D4"><text:span text:style-name="T4">https://youtu.be/wJJMveLx8D4</text:span></text:a><text:s/><text:line-break/><text:line-break/>這名直播主只不過引用政論節目的「篩檢人次數」，並提及「國內篩檢能量不足」等語，就遭疫情中心告到刑事警察單位，鬼島的人渣黨是已經不容異聲及異己存在了嗎？ <text:line-break/><text:line-break/><text:line-break/><text:line-break/><text:line-break/><text:line-break/><text:line-break/></text:p>
      <text:p text:style-name="P2">阿水   |  2020.05.22 12:19   |   <text:a xlink:type="simple" xlink:href="http://palinfo.habago.org/Entry?Command=Information_PrintForum&amp;#FORUM39243"><text:span text:style-name="T1">#</text:span></text:a></text:p>
      <text:p text:style-name="P3">上次我是從訴訟的技術面去談，這次談大方向: <text:line-break/><text:line-break/>司法判決除特定案件外，全面上網公開，有心有志人士可以利用司法訴訟達到以下目的: <text:line-break/><text:line-break/>一、邪惡企業的惡行公開化。 <text:line-break/>至少法律工作者在研究相關案例時，如同前面所說，我會去找高等法院的判決來參考，同時就會知道這家敗訴的企業是如何的不顧旅遊品質及漠視消費者權益，進而在旅遊時將其列為不考慮的對象。另外，有志人士也可以整理對某些不良企業在司法判決中的惡行，用來抵制不良企業。 <text:line-break/><text:line-break/>二、協助一般人或法律專業人士（包括菜鳥法官）有相關案例可循，包括如何主張、如何蒐尋有利證據，進而由消費者保護團體及學者專家對實務判決不公平不公正現象的批判，進而改進消費者保護及民事訴訟的相關制度。 <text:line-break/><text:line-break/>就個案我不能違反職業倫理去挑唆訴訟，但有義務告知上述資訊。當調解機制無法解決問題，藉著相關訴訟案例的普遍化，應該也會讓企業經營者注重企業倫理，消費者保護意識及機制因而提升。</text:p>
      <text:p text:style-name="P2">鄭豐遠   |  2020.05.22 11:33   |   <text:a xlink:type="simple" xlink:href="http://palinfo.habago.org/Entry?Command=Information_PrintForum&amp;#FORUM39242"><text:span text:style-name="T1">#</text:span></text:a></text:p>
      <text:p text:style-name="P3">下面是之前在留言版上提到過的喬良將軍的一段談話，影片不長，只是談到他對互聯網的一些觀點 (觀視頻似乎習慣把一段訪談拆成許多片段陸續上傳)，但明白人講起來話就是不一樣，各位有空不妨一看。 <text:line-break/><text:line-break/>喬良將軍所說的言之成理，一個人只要不是太傻，多少都會認同他說的。但知道是一回事，感受到又是另一回事了。生活在西方，我無時無刻能夠感受到西方人的種種(在我看來)詭異的心思，比如說對"隱私"的一種近乎偏執的重視。許多西方人似乎認為凡事都有陰謀，都有人準備要害他，對其身心種種隱私往往豎起銅牆鐵壁，大到不願意打疫苗，小到上個網都要處處設防。西方人表面和善，實際與人非常疏離，經常懷疑猜忌，實在不知道是什麼原因，也許和宗教有關。 <text:line-break/><text:line-break/>問題來了，如果真的這麼重視隱私，這麼堅信陰謀，那當有人真的勇敢站出來吹哨(比如阿桑吉和史諾登)，指出以美國為首的各國西方政府對全世界人類的鋪天蓋地的監控和洗腦，西方人卻往往視而不見，聽而不聞，不但毫不在乎，而且順從異常。反之中國對互聯網之巨大良善的應用，在西方人眼裡反而成為邪惡的代名詞。如此反智反德，實在很難讓人相信這樣的文明能長久。 <text:line-break/><text:line-break/>----------------------------- <text:line-break/>乔良将军：美国创造了互联网时代，但这个时代属于中国 <text:line-break/><text:a xlink:type="simple" xlink:href="https://youtu.be/n2uMyrYysoM"><text:span text:style-name="T4">https://youtu.be/n2uMyrYysoM</text:span></text:a></text:p>
      <text:p text:style-name="P2">陳真   |  2020.05.22 00:58   |   <text:a xlink:type="simple" xlink:href="http://palinfo.habago.org/Entry?Command=Information_PrintForum&amp;#FORUM39241"><text:span text:style-name="T1">#</text:span></text:a></text:p>
      <text:p text:style-name="P5">寫過無數這方面的文章，亦即有關大公司的倫理政策及人們對它的重視程度與態度。 <text:line-break/><text:line-break/>常舉一例，1997年，初抵劍橋時，我在劍橋國王學院(king's college)的學生信箱房(叫做pigeon hole) 裏頭的牆壁上以及在學生餐廳入口處牆上，看到好幾幅海報，其中有幾幅特別吸引我的眼光。比方說有一幅，畫了一個剛學走路的小嬰孩，一腳把雀巢奶粉踢開。 <text:line-break/><text:line-break/>曾經長達十多年的時間，我也絕不買雀巢的產品。為什麼要抵制雀巢呢？因為他在一些貧窮國家大做廣告，讓當地父母以為喝母奶營養不夠，必須另外花大錢買奶粉餵小孩。 <text:line-break/><text:line-break/>這些國家往往民生建設很差，公衛條件非常落後，缺乏淨水設施，很難找到乾淨水源。因此，當父母都已經很窮了，卻誤信廣告，以為奶粉比較營養而只好花錢購買，使得貧窮更為加劇。而且，因為沒有乾淨飲水沖泡奶粉，害得許多小孩因此感染而致命(因為他們的醫療條件同樣十分落後，光是腹瀉就足以殺死成千上萬的兒童)。 <text:line-break/><text:line-break/>這時候，你覺得雀巢繼續在這些貧窮國家拼命大作不實廣告，是不是很惡劣？你要賺錢也不能賺這種黑心錢啊。這就是當時為何「劍橋學生會」發起抵制雀巢的原因。 <text:line-break/><text:line-break/>經過多年持之以恆的抵制，雀巢被迫改變了政策。因此，這幾年我們才開始願意購買雀巢的產品。 <text:line-break/><text:line-break/>英國有家大型跨國連鎖超市，叫做Tesco，台灣叫做特易購。這其實是一家相對來說倫理政策比較好的大財團。可是，有一年，他們好像是對內部員工做出一些苛刻懲處或不當裁員之類。經媒體報導後，整體業績便逐漸下滑，因為消費者不爽，自動就減少去這家超市採購。後來，這公司只好一連做出一些改善措施，慢慢才又贏回顧客。 <text:line-break/><text:line-break/>還有一次，也是剛去劍橋那一年，必須去銀行開戶，看到有家銀行門口一大堆由學生扮演的「死屍」，血淋淋地東倒西歪躺在該銀行大門口，呼籲大家別跟這家銀行打交道，呼籲新生不要來此開戶。為什麼呢？因為那家銀行把錢拿去投資軍火生意，發展武器，然後再賣給一些美國走狗國家，通常是一些獨裁國家，做為鎮壓之用，或是提供英美走狗發動內戰等等。 <text:line-break/><text:line-break/>類似例子講不完。我要說的是，惟有素質普遍良好的國民或人民，才會有比較良好的財團或社會或國家或整個世界。抱怨政治沒有用，你光是私下罵到死，政治或整個社會也不會因此有一絲改善。你總得做些什麼，讓政客害怕，讓財團感受到痛，然後他才有可能改過向善，停止作惡。 <text:line-break/><text:line-break/>反之，一個社會如果像台灣這樣，普遍都是人渣或腦殘，你如何可能期待它會往好的方向發展？除非是剛好選出一個像韓國瑜或陳定南這樣的「賢君」，社會或政治才有可能稍微改善。但你總不可能老是期待「賢君」的出現啊，就如林義雄在「從蘭陽到霧峰」書裏所說，「期待五百年必有聖人出」是很荒唐的，他說，那另外四百九十九年的昏君日子要怎麼過？ <text:line-break/><text:line-break/>而且，就算賢君就在眼前，倘若人民素質奇差無比，充滿腦殘與人渣，賢君也會被打成過街老鼠，甚至一上任就會馬上被人渣和腦殘們給罷免。 <text:line-break/><text:line-break/>因此，與其期待賢君，期待偉大的政治人物，期待善良的財團與媒體，不如先期待自己。簡單說就是你總得做些什麼吧？有什麼樣的人民，就會有什麼樣的社會或世界。 <text:line-break/><text:line-break/>當然，人民是可以被塑造被影響被洗腦的，我們應該想辦法往好的、正直的、良善的方面洗，而不是把媒體拱手讓給敵人，洗成一堆為虎作倀惡形惡狀的腦殘，一如台灣或香港之現狀，媒體完全掌控在美國及其走狗人渣手裏。 <text:line-break/><text:line-break/>我常說，在英國，所謂社運，無非就是生活本身，每個人都是某種程度的「社運人士」。但是，在台灣，社運卻變成少數人藉以奪權謀利的裝飾品或晉身階與敲門磚，彷彿社運是很特別的什麼一種身份或光環似的，居心真是相當變態。 <text:line-break/><text:line-break/>每個人應該分分秒秒都在從事「社運」才對，也就是說，我們應該在生活的每個層面棄惡求善，而不是好像只能等待那幾年一次的投票。投完就沒事了，繼續等待下一次的投票。真是很奇怪的一群人民，似乎永遠只是在極端狹隘的所謂政治(亦即藍綠之權力爭奪) 上打轉。 <text:line-break/><text:line-break/>我常常很不喜歡聽到人們對我的描述，總覺得很無言很窩囊，但也只能啞巴吃黃蓮，因為這類描述無非都只是在某種極端狹隘、無聊而瑣碎的所謂「政治」上打轉。但我所談的一切，只是那樣一種政治嗎？我有那麼無聊嗎？我是在關心那樣的一些鳥人鳥事與鳥話嗎？我有那麼低能沒出息嗎？ <text:line-break/><text:line-break/>當然，這可能是我表達能力太差，不管寫什麼，人們似乎永遠只是撿他想聽的去聽，永遠就是在那樣一種非常瑣碎而狹隘的無聊現實藍綠政治上打轉。 <text:line-break/><text:line-break/>我不知道別人聽懂不懂我的意思。聽不懂其實也就算了。 <text:line-break/><text:line-break/>好久沒睡覺了，今天下午原本是補眠時間，但我趁著小孩去上學，依然決定打起精神，毅然決然跑去看貝托魯奇的「末代皇帝」。這電影必須看大銀幕才行。距離上次觀看大螢幕已32年之久。貝托魯奇是個好導演，但還不到讓我非常肯定的層次。不過，這電影卻相當值得一看，一生之中總該看上一回。 <text:line-break/><text:line-break/>32年前看，跟現在看，心境大不同，非常感動。想起過去這百年來的祖國和大陸同胞被列強侵略的苦難，心裏真是說不出的難過。這電影演的是政治，但它當然不僅僅是政治。能夠感動人心的，肯定是表面政治以外的一些東西。 <text:line-break/><text:line-break/>我特別喜歡看最後一幕，年老的溥儀一人造訪紫禁城，最後還跑出一隻蟋蟀來。當下我聽到角落傳來一陣陣啜泣，頗為訝異；原來在這島上，仍然還有眼淚，我還以為這島嶼只剩口水了。</text:p>
      <text:p text:style-name="P2">阿水   |  2020.05.21 14:23   |   <text:a xlink:type="simple" xlink:href="http://palinfo.habago.org/Entry?Command=Information_PrintForum&amp;#FORUM39240"><text:span text:style-name="T1">#</text:span></text:a></text:p>
      <text:p text:style-name="P3">嗯嗯，既然陳醫師已有此志，就此繼續潛水。 <text:line-break/><text:line-break/>潛水前以律師性格，跟各位說說： <text:line-break/>雄獅慘案給我們一個教訓— <text:line-break/>跟旅行社發生消費糾紛，當您選擇用法院起訴的方式解決，而請求的金額若是在50萬元以下，在起訴之後法院還是會先排調解讓雙方進行協商。 <text:line-break/>因此，當您向旅行社提出申訴以後，旅行社的回應若是惡劣不可理喻，您就別再向消保官或品保協會請求調解，以免再度自取其辱，請直接向法院起訴。然後在法院調解時，也先別太講理，先把旅行社代表痛罵一頓過過癮（庭外不要罵，有被告妨害名譽的風險），等到法院審理時，再態度恭敬據理力爭。 <text:line-break/>以上，也謹供參考。 </text:p>
      <text:p text:style-name="P2">穎芝   |  2020.05.21 12:40   |   <text:a xlink:type="simple" xlink:href="http://palinfo.habago.org/Entry?Command=Information_PrintForum&amp;#FORUM39239"><text:span text:style-name="T1">#</text:span></text:a></text:p>
      <text:p text:style-name="P3">大陸於近日研發出「通用型」新冠疫苗 <text:line-break/><text:line-break/>新冠疫苗再傳大消息！這款新型疫苗具備通用潛力，中國團隊首發動物實驗數據：單次注射即產生抗體 <text:line-break/>2020年05月21日 08:18:06 來源：每日經濟新聞 <text:line-break/><text:line-break/>來自上海交大、復旦大學等機構的聯合科研團隊最近設計了一款mRNA新冠疫苗。動物實驗數據顯示，通過給小鼠一次性注射1.5 ug p24劑量的疫苗，在第二周就可以在小鼠中觀察到產生高滴度的spike特異抗體。 <text:line-break/><text:line-break/><text:a xlink:type="simple" xlink:href="https://reurl.cc/NjN3Nn"><text:span text:style-name="T4">https://reurl.cc/NjN3Nn</text:span></text:a><text:s/><text:line-break/>圖片來源：bioRxiv平台截圖 <text:line-break/><text:line-break/>5月15日，上海交通大學蔡宇伽團隊聯合復旦大學應天雷、洪佳旭團隊以及本導基因公司在預印本平台bioRxiv公佈了一種新型冠狀病毒候選疫苗ShaCoVacc（BD131）的動物數據。ShaCoVacc（BD131）是基於自主研發的mRNA遞送核心平台技術Virus-like particle (VLP)開發的，這是一種產生病毒模擬顆粒（Virus Simulating Particles）的新型技術。 <text:line-break/><text:line-break/>新型冠狀病毒SARS-CoV-2內部裝載有病毒核酸，外部裝飾有病毒棘突蛋白spike，致病力強大，但康復者依然可以產生能夠抑制新冠病毒的中和抗體。ShaCoVacc的設計思路是最大限度的模擬新冠病毒，以期像新冠病毒自身一樣在體內激活免疫系統，同時又避免在中間過程產生任何感染性的病毒。 <text:line-break/><text:line-break/><text:a xlink:type="simple" xlink:href="https://reurl.cc/V6mKmQ"><text:span text:style-name="T4">https://reurl.cc/V6mKmQ</text:span></text:a><text:s/><text:line-break/>圖片來源：bioRxiv公佈的論文截圖 <text:line-break/><text:line-break/>ShaCoVacc（BD131）通過mRNA表達spike蛋白仿生病毒內部的核酸（因而也是一種mRNA疫苗），並在疫苗表面裝飾具有3D結構的spike蛋白（具備滅活疫苗的特點），從而自內而外最大程度的模擬新冠病毒。 <text:line-break/><text:line-break/>此外，ShaCoVacc（BD131）的疫苗表面也同時裝飾有具有泛細胞偏好性的VSV-G膜蛋白，從而促進疫苗被抗原呈遞細胞吸收，提高免疫效果。ShaCoVacc（BD131）疫苗的內部平均攜帶4個拷貝的mRNA，其表面的spike蛋白高度糖基化，類似於新冠病毒的毒棘突蛋白。 <text:line-break/><text:line-break/>另外，該疫苗不會激活I型干擾素，從而避免產生過量的細胞因子。 <text:line-break/><text:line-break/>中和抗體的產生是評價一款疫苗的核心指標。科研團隊通過給小鼠一次性注射1.5 ug p24劑量的疫苗，在第二周就可以在小鼠中觀察到產生高滴度的spike特異抗體。同時，研究團隊對免疫小鼠的血清進行抗病毒中和效果測試，在兩種不同的假病毒體系中均顯示高效的中和作用(EC50均值=908)。 <text:line-break/><text:line-break/>為了研究ShaCoVacc（BD131）疫苗誘導產生的spike特異抗體的表位，研究團隊通過多肽芯片技術全方位解析了抗體的表位。研究發現不同的小鼠接種ShaCoVacc（BD131）疫苗後，產生不同的抗體反應，其表位呈現多態性。同時，也發現了三個具有通用性的抗體表位，其中一個表位S2-83位於HR2。HR2區域在冠狀病毒家族中具有很高的保守性（SARS-CoV與SARS-CoV-2一致），因此，研究團隊認為ShaCoVacc（BD131）具備成為通用型疫苗的潛力。 <text:a xlink:type="simple" xlink:href="https://reurl.cc/62bWby"><text:span text:style-name="T4">https://reurl.cc/62bWby</text:span></text:a><text:s/><text:line-break/><text:line-break/><text:line-break/>A single dose SARS-CoV-2 simulating particle vaccine induces potent neutralizing activities <text:line-break/><text:a xlink:type="simple" xlink:href="https://reurl.cc/d0qRpz"><text:span text:style-name="T4">https://reurl.cc/d0qRpz</text:span></text:a><text:s/><text:line-break/><text:line-break/>中國團隊設計新冠疫苗新平台，發布mRNA首個動物實驗數據 <text:line-break/><text:a xlink:type="simple" xlink:href="https://tinyurl.com/y7c2prov"><text:span text:style-name="T4">https://tinyurl.com/y7c2prov</text:span></text:a><text:s/></text:p>
      <text:p text:style-name="P2">陳真   |  2020.05.21 10:13   |   <text:a xlink:type="simple" xlink:href="http://palinfo.habago.org/Entry?Command=Information_PrintForum&amp;#FORUM39238"><text:span text:style-name="T1">#</text:span></text:a></text:p>
      <text:p text:style-name="P5">謝謝阿水律師及武垣， <text:line-break/><text:line-break/>我也是跟黑心雄獅旅行社這麼說的。我說他們「沒有善盡契約上所說的『善良管理人』之責任」。就算在我們出發當天，旅行社明知當地已發佈緊急命令，也許來不及阻止我們上飛機，但是，隔天，正式封城封館封園之後，總該連絡我們協助安置吧。 <text:line-break/><text:line-break/>但他們從頭到尾不連繫，反倒是當我們回台後去電申訴，還被接受申訴的單位給罵說：「拜託哦，現在是過年期間，你要申訴也等過年後再來。」然後就粗暴地掛掉電話。我有請他們自己調出電話錄音，就知我多次連絡之內容，所言不虛。不知道黑心雄獅旅行社有沒有另一個可以接受「申訴前一個申訴單位」的單位？ <text:line-break/><text:line-break/>雄獅在協調會上的回應是：大陸在我們出發「當時」仍非疫區，隔天才是。意思是說，他們的「善良管理人」責任只到上飛機的前一刻為止，下飛機之後就不需要善良了。他媽的真是很無恥。  <text:line-break/><text:line-break/>若要訴訟，我的訴訟標的是七千萬而非七萬。但我相信，這在台灣絕無可能。我若進行訴訟，最有可能的狀況是費盡千辛萬苦舉證，拿回一萬多元的票券，但也有可能一毛錢也拿不到，因為我除了一張封園公告，其它證據很少，餐券在吃了一顆蛋和一杯牛奶後，也已被旅館收回。 <text:line-break/><text:line-break/>這樣一種訴訟，對雄獅毫髮無損，對我們卻是一種屈辱。就算判決他們必須退還票券費用，那也只是原本就應該要退的。對這黑心旅行社毫髮無損，對我們卻不但得耗費心神寫狀子、舉證及蒐集各項所謂證據，而且更是一種屈辱。 <text:line-break/><text:line-break/>我要的不僅僅是黑心雄獅還我們七萬多元，而且要他們為此一黑心行徑付出一千倍的代價。既然法律無法建立公道，制裁黑心旅行社，那我就自己來。只要我能影響比方說一千人，讓他們不再與這家黑心雄獅旅行社往來，就能使他們付出七千萬的代價。 <text:line-break/><text:line-break/>至少，我們自己是絕不會再跟這樣的無良旅行社往來。我們常出國，他們可以坑我一次，但不會再有第二次。雄獅離我們家很近，原本都是找他們，但是以後不會了。 <text:line-break/><text:line-break/>另外，我至少可以像個傳教士一樣，不斷影響親戚朋友和醫界學界同事吧。他們很多是經常出國旅遊洽公開會講學的常客，只要其中有一部份人明白和這樣一種黑心旅行社打交道的高度風險，就不會再去冒這個險。 <text:line-break/><text:line-break/>此外，我也能影響一些讀者。我不相信我若持之以恆地講述這家黑心旅行社的土匪行徑，講個比方說二十年，影響不了一千「人次」？一次交易以七萬元計，那就是七千萬。 <text:line-break/><text:line-break/>記得「小時候」有一部港片，楊紫瓊演的，叫做「小蝦米對大鯨魚」。那些自以為是大鯨魚的人或集團，他們不應該太自我高估。他們不是什麼大鯨魚，我們也不是小蝦米。我們既然都能夠集結力量打倒一個曾經呼風喚雨的黨，甚至以後能打倒一個帝國，讓一家黑心公司付出一點小小的代價，並非不可能。 <text:line-break/><text:line-break/>結論是，越有權勢者，就越應正直行事，不要以為表面上的權勢是什麼顛撲不破的力量。良善正直才是力量，邪門歪道不是。</text:p>
      <text:p text:style-name="P2">阿水   |  2020.05.21 08:03   |   <text:a xlink:type="simple" xlink:href="http://palinfo.habago.org/Entry?Command=Information_PrintForum&amp;#FORUM39237"><text:span text:style-name="T1">#</text:span></text:a></text:p>
      <text:p text:style-name="P3">陳醫師早安： <text:line-break/><text:line-break/>不好意思，用字簡略造成您的誤會。七萬元的官司，民事訴訟應繳的裁判費是一審1000元，二審1500元。但就您要的公道來說，在台灣的法律實務確實無法「全贏」。 <text:line-break/><text:line-break/>一般的旅行消費糾紛，旅行社就是吃定了消費者不會為了區區數萬元去跟業者打官司，所以在消費者向消保官或品保協會投訴時，態度非常惡劣。就算有些司法案例消費者打贏了，也只是個案，在經濟效益上沒有必要做通案處理。 <text:line-break/><text:line-break/>「舉證之所在，敗訴之所在」，這是一般人的法律常識，消費者弱勢且不具備取得證據的能力，因此國外旅遊糾紛常因舉證困難而無法請求，這應該就是您所謂「理」與「力」的區別。 <text:line-break/><text:line-break/>但是消保者保護法和民事訴訟法為彌補上述的不公平不對等，制定了相關「給力」的規定，藉由提高企業經營者的義務、懲罰性的賠償、舉證責任的轉換或減輕等規定，來維護公平與正義。就拿您的雄獅慘案來說： <text:line-break/><text:line-break/>雄獅說您們已經「享用」了餐點，但按照契約（依法，廣告宣傳也是契約的一部分）的約定，雄獅應該提供的是價值八百多元的餐券或等值的餐點。當您主張雄獅沒有依照約定品質提供且您只自認只有吃到八十塊不到的點心，這時就應由債務人（雄獅）就已按照約定品質履行債務的事實負舉證責任。 <text:line-break/><text:line-break/>機票錢因已有來回搭乘，確實不能退，但請求的重點不是放在這裡。就企業經營者具有專業且應保護消費者所應負的善良管理人責任而言（所謂的「善良管理人 」是法律用詞，我的解釋是全知全能的人，請注意是「人」不是「神」），您雖然無法證明雄獅在出發前騙了您或恐嚇了您，可是以雄獅的專業，對取得當地疫情管控訊息應比消費者來得容易且具有能力，雄獅於出發前如已知悉因不可抗力因素或可預期該不可抗力因素即將發生，致無法按約定旅遊行程成行時，應即時通知消費者，並說明無法成行之事由，讓消費者自行決定是否解除旅遊契約的全部或一部。這部分事實的證明，可以蒐尋當時大陸的疫情網路資訊來判斷雄獅是否違反此項告知義務（參考臺灣高等法院 105 年上字第 1339 號民事判決的案例）。即便是出發以後才發生不可抗力的情事，雄獅也應該採取對消費者有利的應變措施及提供必要資訊使消費者得以決定是否終止契約，由雄獅安排返台事宜，這些也都是雄獅要在法院證明已經履行的義務。 <text:line-break/><text:line-break/>據該園區網站查得的公告，該園區是在1月24日封閉（這也是證據，旅館關閉應該也有網路公告），您是1月23日出發，不知原定行程是何日到園區旅遊？若是行程安排在24日以後，雄獅就算已預購門票應該也可以退費，而且雄獅購買門票支付且無法退費的事實應該由雄獅舉證。 <text:line-break/><text:line-break/>至於搭計程車的證據您雖然無法提供，但依照契約既然這些費用要由雄獅支付，但依照契約雄獅不是應該協助提供交通工具及用餐？舉證方向可以從網路查詢當地疫情管控措施，證明您必須到外面吃飯、必要的交通工具是否為計程車、當地外食的物價指標等事實，由法院來酌定您受到多少損害。這是因為在舉證困難的情況，消費者若能證明確有損害，但無法證明全部的損害金額時，法律規定可以由法官斟酌卷內相關證據來酌定損害賠償的金額。 <text:line-break/><text:line-break/>若是雄獅沒有盡到相關的法律義務，可以請求減少費用和損害賠償，依照旅遊定型化契約和消費者保護法也有懲罰性賠償的規定，甚至違約所致「時間的浪費」也可以請求慰撫金。若是雄獅在法庭上還是如此惡劣，既然制度上給了法官自由心證的空間，可能在採證及酌定方面，法官可能因而對消費者為有利的認定。可是，以上這些藉由民事訴訟可以請求的金額，確實無法達到您「對這種惡質大財團施以懲罰性的天價巨額賠償」的公道與正義。不過，這是公開的留言板，或許對某些人有用，還是啦哩啦囃的說了一堆，謹供參考。</text:p>
      <text:p text:style-name="P2">武垣   |  2020.05.21 07:50   |   <text:a xlink:type="simple" xlink:href="http://palinfo.habago.org/Entry?Command=Information_PrintForum&amp;#FORUM39236"><text:span text:style-name="T1">#</text:span></text:a></text:p>
      <text:p text:style-name="P5">陳醫生,7萬是你的訴訟標的, <text:line-break/>裁判費應該是一審:1000 二審1500, <text:line-break/>等於你的成本是1000+跑法院的時間,若是時間允許,這應該是可行的一個方法, <text:line-break/><text:line-break/>我個人也是很不喜歡透過旅行社安排,常常我要的只是銀貨兩訖, <text:line-break/>錢給你,商品(服務)給我就好,但常常錢給了,服務卻一蹋糊塗, <text:line-break/>我還要花時間去處理旅行社出包的部分. <text:line-break/>所以我出外旅遊都是自己訂票訂房安排行程,能可出發前多花一些時間在前置作業, <text:line-break/>也不要出發以後還要受旅行社的氣. <text:line-break/></text:p>
      <text:p text:style-name="P2">陳真   |  2020.05.21 01:43   |   <text:a xlink:type="simple" xlink:href="http://palinfo.habago.org/Entry?Command=Information_PrintForum&amp;#FORUM39235"><text:span text:style-name="T1">#</text:span></text:a></text:p>
      <text:p text:style-name="P3">謝謝阿水律師， <text:line-break/><text:line-break/>我的雄獅慘案，被坑七萬，若花七萬打官司，贏回七萬，等於白忙一場。而且，全贏機率不大，贏回餐券與遊園券約一萬多，或有可能。問題是，我想要的公道遠比這個多，不過卻是台灣法律實務所未見。 <text:line-break/><text:line-break/>雄獅一開始願意退還餐券與遊園券，但在協調會中，長官一通電話，馬上翻供，一毛不退。原因之一是我太誠實，當場告知我們一家三口饑餓之際，旅館方面給了我們每個人一顆水煮蛋、一小杯約三百西西的牛奶，以及一片大約8x8平方公分的蘿蔔糕等三樣東西，然後就把餐券收回。 <text:line-break/><text:line-break/>雄獅人員一聽大喜，馬上翻供說不賠，說我們已經「享用」了餐點。問題是，雄獅網站宣稱我們的餐券每一人每一餐價值台幣八百多元，是在長隆海洋公園的企鵝餐廳用餐，屬自助BUFFET，亦即上百種菜色、水果及飲料，任你吃到飽。但是，旅館封閉後，提供我們充饑的那三樣東西，別說八百塊，連八十塊都不到。 <text:line-break/><text:line-break/>雄獅知道我們餐券已被收回，就堅持不退錢。機票也是，雄獅說，就算我們全程困在旅館，但我們至少已經「享受」了搭飛機來回，憑什麼要他們退還機票錢？ <text:line-break/><text:line-break/>阿水律師，這樣你能理解我的重點所在了吧？對方就是酸言酸語耍無賴。正是這樣一種土匪般的無恥態度，令人反感，講得好像是我們自己要去疫區玩，關他們什麼事，而且一直反覆說我們「至少享用了」機票。真是有夠他媽的惡劣。 <text:line-break/><text:line-break/>當初恰好在疫情初發未發之際，我覺得風險高，想延期，是雄獅給我假訊息說當地什麼事也沒有，說他們一團接一團，對當地掌控得非常清楚，絕不會有事，認為我窮緊張，而且強調我們若沒有如期出發，將沒收全部費用，硬是逼我們冒險，事後卻又說得好像是我們自找的，與他們無關。 <text:line-break/><text:line-break/>甚至明明整個園區與旅館關閉，卻硬要瞎說他們已經查證過並無此事。這樣你懂嗎？就是存心耍賴，故意睜眼說瞎話，非常惡質，惡性重大。 <text:line-break/><text:line-break/>再比方說，我們困在旅館沒得吃，加上旅館對外接駁車也全部停駛，於是我們花了比平常貴上三倍的出租車費，跑去市中心找吃的。依照契約，這些費用應由雄獅支付，但是你知道，他們一定會要我提供搭計程車的證據，就如同他們要我提供「僅僅吃了一顆蛋、一杯牛奶以及一小塊蘿蔔糕」的證據一樣。我哪來證據？誰會在旅遊過程中的每個狀況和時間點不斷對四周一切人事物進行錄影蒐證，或是要求所接觸的每個人提供各種證明？ <text:line-break/><text:line-break/>事實上，我也不是沒想到後續的爭議，所以我當時有跟旅館方面拿到一張閉館公告，但雄獅人員連看一眼都不想看，一直說他們已經查證過並無此事。這樣你懂吧？就是存心耍無賴。 <text:line-break/><text:line-break/>總之，從一個人的態度，你就知道他懷著何種居心，意思很清楚，那就是「我就是吃定你，啊不然你是要怎麼樣？來啊！放馬過來啊！隨便你啊！」 <text:line-break/><text:line-break/>像這樣的案子，依我的認知，一種進步的法律正義應該是不但判決七萬三千元旅費全部退還，而且應該對這種惡質大財團施以懲罰性的天價巨額賠償。那才叫做公道與正義，才有可能對這樣一種年營收數百億的黑心大財團產生警惕作用，否則他哪會害怕使壞？他既然能吃定我們，自然也會繼續吃定別人。但你覺得，台灣的司法有可能這麼具有正義內涵嗎？  <text:line-break/><text:line-break/></text:p>
      <text:p text:style-name="P2">陳真   |  2020.05.21 01:26   |   <text:a xlink:type="simple" xlink:href="http://palinfo.habago.org/Entry?Command=Information_PrintForum&amp;#FORUM39234"><text:span text:style-name="T1">#</text:span></text:a></text:p>
      <text:p text:style-name="P5">卡韓政變(243)：寫給自己的情書 <text:line-break/><text:line-break/>陳真 <text:line-break/><text:line-break/>2020. 05. 21. <text:line-break/><text:line-break/><text:line-break/>謝謝小羽。 <text:line-break/><text:line-break/>林語堂說：「曾經是山裏的孩子，便永遠是山裏的孩子。」昂首闊步，很難匍匐前進。 <text:line-break/><text:line-break/>小時候，看到這句話，我就明白了自己的「八字」；不是算命的那一種八字，而是在血液裏流動、屬於個性的那一種；明白了「八字」，從而也彷彿預見了自己未來的命運。但我沒料到，生活竟如此坎坷。有句成語說「早藏死志」，大約就是這個感覺。 <text:line-break/><text:line-break/>我應該是中文世界裏頭最早宣揚 Alan Turing 的人，早在二十一年前，我就給他立了傳。我寫了很多，但市面上能夠看到的應該只有兩、三篇，其它的全束之高閣。第一篇就叫做「危險的實驗--Alan Turing的故事」： <text:line-break/><text:line-break/><text:a xlink:type="simple" xlink:href="https://bit.ly/2yoFkNy"><text:span text:style-name="T4">https://bit.ly/2yoFkNy</text:span></text:a><text:s/><text:line-break/><text:line-break/>我之所以發現Turing，自然是因為我研究的是維根斯坦，同時也特別著墨於數學哲學及AI (人工智慧)，而Turing恰恰就是維根斯坦的學生，兩人在AI的看法上卻南轅北轍。 <text:line-break/><text:line-break/>但我之所以給 Turing立傳，與 AI 無關，而是純粹跟自己有關，就像給自己寫傳記一樣；我們總是會在某些人身上彷彿看見自己的影子。「危險的實驗」這篇文章，若要給個關鍵字，那就是「早藏死志」。活著不是很好嗎？幹嘛藏死志呢？也許那是因為「曾經是山裏的孩子，便永遠是山裏的孩子」，他沒法彎腰猥瑣，匍匐前進。 <text:line-break/><text:line-break/>許多時候，看到韓國瑜，我也或多或少有這種「曾經是山裏的孩子，便永遠是山裏的孩子」的感覺；每當看到他被人羞辱糟蹋，被當成老鼠，眾人喊打，百般羞辱，然後還得陪笑臉，表示「無所謂」，甚至讚賞什麼「自由民主，多元社會嘛」，我看了就覺得特別難過，因為不可能「無所謂」，不可能無傷。 <text:line-break/><text:line-break/>在某個意義上，其實不光「我是韓國瑜」，難道你不是？我們每個人都是「韓國瑜」。要是能夠有所選擇，誰不想迎面春風？誰想滿懷風雨？誰想飽受誤解羞辱？寫給韓國瑜，無非就是寫給我自己：給 Turing立傳，就是給自己寫傳記。對我來說，每一封信都是情書，每一篇文字都是自傳。 <text:line-break/><text:line-break/>當醫生是很痛苦的，許多時候，從醫院歸來，我總有一種泫然欲泣的感覺，揮之不去。但我總不能讓自己總是陷入惆悵，我一樣得告訴自己「無所謂」，「人生嘛，人生不就是風風雨雨嗎？」 <text:line-break/><text:line-break/>事實上，每當我給病患做出可怕的病情宣告，宣告他得了某個重大惡疾，那種感覺就好像在宣佈自己的惡耗一般；就像劊子手一樣，我或於道德無損，卻於情感有傷；你的傷，同樣也會在我身上留下疤痕，我已不可能完好如初。生命蒼茫，不知所止，我更不知道那些被我做出命運判決的人們，將如何渡過往後那漫漫長夜？ <text:line-break/><text:line-break/>在某個亙古不變的因緣下，信不信遲早有一天，即便是敵人也會成為「我們」的一份子。 </text:p>
      <text:p text:style-name="P2">小羽   |  2020.05.20 16:03   |   <text:a xlink:type="simple" xlink:href="http://palinfo.habago.org/Entry?Command=Information_PrintForum&amp;#FORUM39233"><text:span text:style-name="T1">#</text:span></text:a></text:p>
      <text:p text:style-name="P3">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2">阿水   |  2020.05.20 11:57   |   <text:a xlink:type="simple" xlink:href="http://palinfo.habago.org/Entry?Command=Information_PrintForum&amp;#FORUM39232"><text:span text:style-name="T1">#</text:span></text:a></text:p>
      <text:p text:style-name="P3">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2">陳真   |  2020.05.20 01:41   |   <text:a xlink:type="simple" xlink:href="http://palinfo.habago.org/Entry?Command=Information_PrintForum&amp;#FORUM39231"><text:span text:style-name="T1">#</text:span></text:a></text:p>
      <text:p text:style-name="P3">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4">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2">黃明華   |  2020.05.20 01:03   |   <text:a xlink:type="simple" xlink:href="http://palinfo.habago.org/Entry?Command=Information_PrintForum&amp;#FORUM39230"><text:span text:style-name="T1">#</text:span></text:a></text:p>
      <text:p text:style-name="P5">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4">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2">陳嘉凱   |  2020.05.20 00:31   |   <text:a xlink:type="simple" xlink:href="http://palinfo.habago.org/Entry?Command=Information_PrintForum&amp;#FORUM39229"><text:span text:style-name="T1">#</text:span></text:a></text:p>
      <text:p text:style-name="P3">很遺憾不能幫上陳真醫師的忙...希望醫師可以找到其他辦法處理這些事情。</text:p>
      <text:p text:style-name="P2">欧阳阳   |  2020.05.19 20:01   |   <text:a xlink:type="simple" xlink:href="http://palinfo.habago.org/Entry?Command=Information_PrintForum&amp;#FORUM39228"><text:span text:style-name="T1">#</text:span></text:a></text:p>
      <text:p text:style-name="P6"><text:span text:style-name="T2">中央廣播電視總台推出的紀錄片《另一個香港》 <text:line-break/><text:line-break/></text:span><text:a xlink:type="simple" xlink:href="https://youtu.be/FyZelfAMjb8"><text:span text:style-name="T3">https://youtu.be/FyZelfAMjb8</text:span></text:a></text:p>
      <text:p text:style-name="P2">陳真   |  2020.05.19 16:01   |   <text:a xlink:type="simple" xlink:href="http://palinfo.habago.org/Entry?Command=Information_PrintForum&amp;#FORUM39227"><text:span text:style-name="T1">#</text:span></text:a></text:p>
      <text:p text:style-name="P3">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2">陳嘉凱   |  2020.05.19 13:07   |   <text:a xlink:type="simple" xlink:href="http://palinfo.habago.org/Entry?Command=Information_PrintForum&amp;#FORUM39226"><text:span text:style-name="T1">#</text:span></text:a></text:p>
      <text:p text:style-name="P3">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2">陳真   |  2020.05.19 11:56   |   <text:a xlink:type="simple" xlink:href="http://palinfo.habago.org/Entry?Command=Information_PrintForum&amp;#FORUM39225"><text:span text:style-name="T1">#</text:span></text:a></text:p>
      <text:p text:style-name="P5">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2">穎芝   |  2020.05.18 11:37   |   <text:a xlink:type="simple" xlink:href="http://palinfo.habago.org/Entry?Command=Information_PrintForum&amp;#FORUM39224"><text:span text:style-name="T1">#</text:span></text:a></text:p>
      <text:p text:style-name="P3">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4">https://weibo.com/2656274875/J2iLOz9Le</text:span></text:a></text:p>
      <text:p text:style-name="P2">陳真   |  2020.05.18 09:32   |   <text:a xlink:type="simple" xlink:href="http://palinfo.habago.org/Entry?Command=Information_PrintForum&amp;#FORUM39223"><text:span text:style-name="T1">#</text:span></text:a></text:p>
      <text:p text:style-name="P5">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4">https://bit.ly/368YbbD</text:span></text:a><text:s/><text:line-break/><text:line-break/><text:line-break/>我還附上一篇過去寫的文章給他： <text:line-break/><text:line-break/><text:a xlink:type="simple" xlink:href="https://bit.ly/3bLwU0o"><text:span text:style-name="T4">https://bit.ly/3bLwU0o</text:span></text:a><text:s/><text:line-break/><text:line-break/>「卡韓」這場可笑的戰役，在我看來，善者為勝，勝負已分。不義與邪惡也許喧囂一時，也許橫行長久，但愛與憐憫卻不會因此死去。</text:p>
      <text:p text:style-name="P2">陳真   |  2020.05.18 03:27   |   <text:a xlink:type="simple" xlink:href="http://palinfo.habago.org/Entry?Command=Information_PrintForum&amp;#FORUM39222"><text:span text:style-name="T1">#</text:span></text:a></text:p>
      <text:p text:style-name="P3">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2">天天   |  2020.05.16 13:27   |   <text:a xlink:type="simple" xlink:href="http://palinfo.habago.org/Entry?Command=Information_PrintForum&amp;#FORUM39221"><text:span text:style-name="T1">#</text:span></text:a></text:p>
      <text:p text:style-name="P5">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2">陳真   |  2020.05.16 03:37   |   <text:a xlink:type="simple" xlink:href="http://palinfo.habago.org/Entry?Command=Information_PrintForum&amp;#FORUM39220"><text:span text:style-name="T1">#</text:span></text:a></text:p>
      <text:p text:style-name="P3">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2">穎芝   |  2020.05.16 01:42   |   <text:a xlink:type="simple" xlink:href="http://palinfo.habago.org/Entry?Command=Information_PrintForum&amp;#FORUM39219"><text:span text:style-name="T1">#</text:span></text:a></text:p>
      <text:p text:style-name="P5">韓國瑜內心話｜任憑風雨、繼續向前 (6/6日 愛韓 挺韓 請尊重韓國瑜 市長的抉擇 不要出來投票) <text:a xlink:type="simple" xlink:href="https://www.youtube.com/watch?v=dSW_fwYOZE0"><text:span text:style-name="T4">https://www.youtube.com/watch?v=dSW_fwYOZE0</text:span></text:a><text:s/></text:p>
      <text:p text:style-name="P2">陳真   |  2020.05.16 00:27   |   <text:a xlink:type="simple" xlink:href="http://palinfo.habago.org/Entry?Command=Information_PrintForum&amp;#FORUM39218"><text:span text:style-name="T1">#</text:span></text:a></text:p>
      <text:p text:style-name="P3">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2">陳真   |  2020.05.15 12:14   |   <text:a xlink:type="simple" xlink:href="http://palinfo.habago.org/Entry?Command=Information_PrintForum&amp;#FORUM39217"><text:span text:style-name="T1">#</text:span></text:a></text:p>
      <text:p text:style-name="P5">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4">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4">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4">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2">穎芝   |  2020.05.13 17:22   |   <text:a xlink:type="simple" xlink:href="http://palinfo.habago.org/Entry?Command=Information_PrintForum&amp;#FORUM39216"><text:span text:style-name="T1">#</text:span></text:a></text:p>
      <text:p text:style-name="P3">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4">https://reurl.cc/Y1YrxD</text:span></text:a><text:s/><text:line-break/></text:p>
      <text:p text:style-name="P2">衛思燕   |  2020.05.13 10:09   |   <text:a xlink:type="simple" xlink:href="http://palinfo.habago.org/Entry?Command=Information_PrintForum&amp;#FORUM39215"><text:span text:style-name="T1">#</text:span></text:a></text:p>
      <text:p text:style-name="P3">火鍋大王的最新視頻，提到法國官方要求感染的軍人封口! <text:line-break/><text:line-break/>最新0號病人竟是法國軍人? <text:line-break/><text:a xlink:type="simple" xlink:href="https://www.youtube.com/watch?v=FLFH6WsZu8M"><text:span text:style-name="T4">https://www.youtube.com/watch?v=FLFH6WsZu8M</text:span></text:a><text:s/><text:line-break/>視頻右下角可點選字幕</text:p>
      <text:p text:style-name="P2">蔡亦鸣   |  2020.05.13 09:57   |   <text:a xlink:type="simple" xlink:href="http://palinfo.habago.org/Entry?Command=Information_PrintForum&amp;#FORUM39214"><text:span text:style-name="T1">#</text:span></text:a></text:p>
      <text:p text:style-name="P5">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2">穎芝   |  2020.05.13 07:43   |   <text:a xlink:type="simple" xlink:href="http://palinfo.habago.org/Entry?Command=Information_PrintForum&amp;#FORUM39213"><text:span text:style-name="T1">#</text:span></text:a></text:p>
      <text:p text:style-name="P3">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4">https://www.chinatimes.com/realtimenews/20200512000027-260408</text:span></text:a><text:s/></text:p>
      <text:p text:style-name="P2">若愚   |  2020.05.13 04:13   |   <text:a xlink:type="simple" xlink:href="http://palinfo.habago.org/Entry?Command=Information_PrintForum&amp;#FORUM39212"><text:span text:style-name="T1">#</text:span></text:a></text:p>
      <text:p text:style-name="P5">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2">陳真   |  2020.05.12 19:47   |   <text:a xlink:type="simple" xlink:href="http://palinfo.habago.org/Entry?Command=Information_PrintForum&amp;#FORUM39211"><text:span text:style-name="T1">#</text:span></text:a></text:p>
      <text:p text:style-name="P3">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2">鄭豐遠   |  2020.05.12 19:38   |   <text:a xlink:type="simple" xlink:href="http://palinfo.habago.org/Entry?Command=Information_PrintForum&amp;#FORUM39210"><text:span text:style-name="T1">#</text:span></text:a></text:p>
      <text:p text:style-name="P5">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4">https://youtu.be/7CnSXBOrHMc</text:span></text:a></text:p>
      <text:p text:style-name="P2">欧阳阳   |  2020.05.12 17:22   |   <text:a xlink:type="simple" xlink:href="http://palinfo.habago.org/Entry?Command=Information_PrintForum&amp;#FORUM39209"><text:span text:style-name="T1">#</text:span></text:a></text:p>
      <text:p text:style-name="P3">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2">穎芝   |  2020.05.12 15:53   |   <text:a xlink:type="simple" xlink:href="http://palinfo.habago.org/Entry?Command=Information_PrintForum&amp;#FORUM39208"><text:span text:style-name="T1">#</text:span></text:a></text:p>
      <text:p text:style-name="P3">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4">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2">陳偉梵   |  2020.05.12 15:53   |   <text:a xlink:type="simple" xlink:href="http://palinfo.habago.org/Entry?Command=Information_PrintForum&amp;#FORUM39207"><text:span text:style-name="T1">#</text:span></text:a></text:p>
      <text:p text:style-name="P5">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2">陳真   |  2020.05.12 15:15   |   <text:a xlink:type="simple" xlink:href="http://palinfo.habago.org/Entry?Command=Information_PrintForum&amp;#FORUM39206"><text:span text:style-name="T1">#</text:span></text:a></text:p>
      <text:p text:style-name="P3">行家！</text:p>
      <text:p text:style-name="P2">乘風   |  2020.05.12 14:32   |   <text:a xlink:type="simple" xlink:href="http://palinfo.habago.org/Entry?Command=Information_PrintForum&amp;#FORUM39205"><text:span text:style-name="T1">#</text:span></text:a></text:p>
      <text:p text:style-name="P5">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2">李宣樂   |  2020.05.12 14:08   |   <text:a xlink:type="simple" xlink:href="http://palinfo.habago.org/Entry?Command=Information_PrintForum&amp;#FORUM39204"><text:span text:style-name="T1">#</text:span></text:a></text:p>
      <text:p text:style-name="P3">一位新聞媒體人終於受不了這種洗腦文化辭職跳出來說真話 <text:line-break/><text:a xlink:type="simple" xlink:href="https://youtu.be/RJtrK6ABSjE"><text:span text:style-name="T4">https://youtu.be/RJtrK6ABSjE</text:span></text:a></text:p>
      <text:p text:style-name="P2">喵   |  2020.05.12 11:10   |   <text:a xlink:type="simple" xlink:href="http://palinfo.habago.org/Entry?Command=Information_PrintForum&amp;#FORUM39203"><text:span text:style-name="T1">#</text:span></text:a></text:p>
      <text:p text:style-name="P5">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2">陳真   |  2020.05.12 01:13   |   <text:a xlink:type="simple" xlink:href="http://palinfo.habago.org/Entry?Command=Information_PrintForum&amp;#FORUM39202"><text:span text:style-name="T1">#</text:span></text:a></text:p>
      <text:p text:style-name="P3">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2">邹子恒   |  2020.05.11 23:56   |   <text:a xlink:type="simple" xlink:href="http://palinfo.habago.org/Entry?Command=Information_PrintForum&amp;#FORUM39201"><text:span text:style-name="T1">#</text:span></text:a></text:p>
      <text:p text:style-name="P5">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2">林書楷   |  2020.05.11 15:12   |   <text:a xlink:type="simple" xlink:href="http://palinfo.habago.org/Entry?Command=Information_PrintForum&amp;#FORUM39200"><text:span text:style-name="T1">#</text:span></text:a></text:p>
      <text:p text:style-name="P3">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2">許世勤   |  2020.05.11 14:54   |   <text:a xlink:type="simple" xlink:href="http://palinfo.habago.org/Entry?Command=Information_PrintForum&amp;#FORUM39199"><text:span text:style-name="T1">#</text:span></text:a></text:p>
      <text:p text:style-name="P5">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2">天天   |  2020.05.11 11:41   |   <text:a xlink:type="simple" xlink:href="http://palinfo.habago.org/Entry?Command=Information_PrintForum&amp;#FORUM39198"><text:span text:style-name="T1">#</text:span></text:a></text:p>
      <text:p text:style-name="P3">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2">康   |  2020.05.11 09:54   |   <text:a xlink:type="simple" xlink:href="http://palinfo.habago.org/Entry?Command=Information_PrintForum&amp;#FORUM39197"><text:span text:style-name="T1">#</text:span></text:a></text:p>
      <text:p text:style-name="P5">（（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2">欧阳阳   |  2020.05.11 09:40   |   <text:a xlink:type="simple" xlink:href="http://palinfo.habago.org/Entry?Command=Information_PrintForum&amp;#FORUM39196"><text:span text:style-name="T1">#</text:span></text:a></text:p>
      <text:p text:style-name="P3">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2">陳真   |  2020.05.11 08:58   |   <text:a xlink:type="simple" xlink:href="http://palinfo.habago.org/Entry?Command=Information_PrintForum&amp;#FORUM39195"><text:span text:style-name="T1">#</text:span></text:a></text:p>
      <text:p text:style-name="P3">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2">穎芝   |  2020.05.11 08:27   |   <text:a xlink:type="simple" xlink:href="http://palinfo.habago.org/Entry?Command=Information_PrintForum&amp;#FORUM39193"><text:span text:style-name="T1">#</text:span></text:a></text:p>
      <text:p text:style-name="P5">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5">（（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4">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5">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5">插播：台灣南波萬？ <text:line-break/><text:line-break/><text:a xlink:type="simple" xlink:href="https://www.youtube.com/watch?v=o4KQPla8zyA"><text:span text:style-name="T4">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4">https://news.cts.com.tw/cts/life/202005/202005071999604.html</text:span></text:a><text:s/><text:line-break/>5/7華視。我起初誤認這位民眾Cosplay喬裝成警察的打扮。 <text:line-break/><text:line-break/><text:a xlink:type="simple" xlink:href="https://www.youtube.com/watch?v=wIaUu0MOQj0"><text:span text:style-name="T4">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4">https://www.youtube.com/watch?v=KHvKviaeulg</text:span></text:a></text:p>
      <text:p text:style-name="P2">康   |  2020.05.10 12:17   |   <text:a xlink:type="simple" xlink:href="http://palinfo.habago.org/Entry?Command=Information_PrintForum&amp;iPage=1#FORUM39183"><text:span text:style-name="T1">#</text:span></text:a></text:p>
      <text:p text:style-name="P5">（（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4">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5">文章連結:<text:a xlink:type="simple" xlink:href="https://mp.weixin.qq.com/s/BMs2-4BC76rRjX3IXmvEVg?fbclid=IwAR059i8BbiaUlEDetyD2yGXU2YD-dToX6GUpNlMxKT_llgTSWGTUm9r1CIU"><text:span text:style-name="T4">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4">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5">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5">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4">https://www.setn.com/News.aspx?NewsID=739633</text:span></text:a><text:s/><text:line-break/><text:line-break/>18歲到45歲才能捐造血幹細胞。 <text:line-break/><text:line-break/>一些說明：<text:a xlink:type="simple" xlink:href="https://bit.ly/3chPmyC"><text:span text:style-name="T4">https://bit.ly/3chPmyC</text:span></text:a><text:s/><text:line-break/><text:line-break/>慈濟血幹細胞捐贈行動表單：<text:a xlink:type="simple" xlink:href="https://ppt.cc/fMBtJx"><text:span text:style-name="T4">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4">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5">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5">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4">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5">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5">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4">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5">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4">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5">(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4">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5">(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5">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4">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4">https://youtu.be/pWMOROuvFm4</text:span></text:a><text:s/><text:line-break/><text:line-break/>再看這個 <text:line-break/><text:a xlink:type="simple" xlink:href="https://youtu.be/cv-lpwvvllc"><text:span text:style-name="T4">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5">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5">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5">剛剛看到這新聞，太誇張了，這麼巧？肯定有鬼，根本就是滅口吧！ <text:line-break/><text:a xlink:type="simple" xlink:href="https://reurl.cc/8GXxbb"><text:span text:style-name="T4">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7"><text:span text:style-name="T2">該咎責的是立法委員，而不是法官⋯ <text:line-break/></text:span><text:a xlink:type="simple" xlink:href="https://youtu.be/LqWmNPqnLK8"><text:span text:style-name="T3">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4"><text:a xlink:type="simple" xlink:href="https://bit.ly/2WrBcnQ"><text:span text:style-name="T3">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4">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5">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4">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5">科學人最新一期導讀：《2020年5月號《科學人》雜誌－透視新冠病毒》 <text:line-break/><text:a xlink:type="simple" xlink:href="https://youtu.be/fM5xmrlIk5w"><text:span text:style-name="T4">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4">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4">https://www.youtube.com/watch?v=iKcWu0tsiZM</text:span></text:a><text:s/><text:line-break/><text:line-break/>要看中文字幕的在底下: <text:line-break/><text:a xlink:type="simple" xlink:href="https://www.youtube.com/watch?v=lt7AD6f8y2o"><text:span text:style-name="T4">https://www.youtube.com/watch?v=lt7AD6f8y2o</text:span></text:a></text:p>
      <text:p text:style-name="P2">陳真   |  2020.05.04 20:25   |   <text:a xlink:type="simple" xlink:href="http://palinfo.habago.org/Entry?Command=Information_PrintForum&amp;iPage=1#FORUM39142"><text:span text:style-name="T1">#</text:span></text:a></text:p>
      <text:p text:style-name="P5">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5">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5">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4">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4">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5">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4">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5">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4">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8">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4">https://youtu.be/4bg_XQ7m0Es</text:span></text:a></text:p>
      <text:p text:style-name="P2">林炤育   |  2020.05.01 10:51   |   <text:a xlink:type="simple" xlink:href="http://palinfo.habago.org/Entry?Command=Information_PrintForum&amp;iPage=2#FORUM39129"><text:span text:style-name="T1">#</text:span></text:a></text:p>
      <text:p text:style-name="P5">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4">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4">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